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4.556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614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2" table:style-name="ta1">
        <table:shapes>
          <draw:frame draw:z-index="0" draw:style-name="gr1" draw:text-style-name="P1" svg:width="15.999cm" svg:height="8.999cm" svg:x="5.33cm" svg:y="408.12cm">
            <draw:object draw:notify-on-update-of-ranges="resultado2.Q1:resultado2.Q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14cm" svg:height="9.031cm" svg:x="21.298cm" svg:y="408.118cm">
            <draw:object draw:notify-on-update-of-ranges="resultado2.B1:resultado2.B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IdleTime</text:p>
          </table:table-cell>
          <table:table-cell office:value-type="string" calcext:value-type="string">
            <text:p>Connect</text:p>
          </table:table-cell>
        </table:table-row>
        <table:table-row table:style-name="ro1">
          <table:table-cell office:value-type="float" office:value="1673724410378" calcext:value-type="float">
            <text:p>167372441037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73724410373" calcext:value-type="float">
            <text:p>167372441037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673724410373" calcext:value-type="float">
            <text:p>167372441037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673724410372" calcext:value-type="float">
            <text:p>167372441037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73724410368" calcext:value-type="float">
            <text:p>167372441036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73724410369" calcext:value-type="float">
            <text:p>167372441036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73724410366" calcext:value-type="float">
            <text:p>167372441036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4410362" calcext:value-type="float">
            <text:p>167372441036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http://34.132.27.196/ghost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4410364" calcext:value-type="float">
            <text:p>167372441036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4410366" calcext:value-type="float">
            <text:p>167372441036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4410372" calcext:value-type="float">
            <text:p>167372441037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673724410362" calcext:value-type="float">
            <text:p>167372441036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73724410365" calcext:value-type="float">
            <text:p>167372441036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4410373" calcext:value-type="float">
            <text:p>167372441037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http://34.132.27.196/ghost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73724410362" calcext:value-type="float">
            <text:p>167372441036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73724410372" calcext:value-type="float">
            <text:p>167372441037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http://34.132.27.196/ghost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73724410362" calcext:value-type="float">
            <text:p>167372441036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4410368" calcext:value-type="float">
            <text:p>167372441036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673724410366" calcext:value-type="float">
            <text:p>167372441036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4410362" calcext:value-type="float">
            <text:p>167372441036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73724410362" calcext:value-type="float">
            <text:p>167372441036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http://34.132.27.196/ghost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4410373" calcext:value-type="float">
            <text:p>167372441037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http://34.132.27.196/ghost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673724410376" calcext:value-type="float">
            <text:p>1673724410376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http://34.132.27.196/ghost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673724410369" calcext:value-type="float">
            <text:p>167372441036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http://34.132.27.196/ghost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4410387" calcext:value-type="float">
            <text:p>167372441038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http://34.132.27.196/ghost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73724410362" calcext:value-type="float">
            <text:p>1673724410362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http://34.132.27.196/ghost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http://34.132.27.196/ghost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4410370" calcext:value-type="float">
            <text:p>167372441037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http://34.132.27.196/ghost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http://34.132.27.196/ghost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3724410367" calcext:value-type="float">
            <text:p>1673724410367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http://34.132.27.196/ghost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4410368" calcext:value-type="float">
            <text:p>167372441036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http://34.132.27.196/ghost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4410372" calcext:value-type="float">
            <text:p>167372441037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http://34.132.27.196/ghost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4410372" calcext:value-type="float">
            <text:p>1673724410372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http://34.132.27.196/ghost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4410365" calcext:value-type="float">
            <text:p>167372441036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http://34.132.27.196/ghost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3724410361" calcext:value-type="float">
            <text:p>167372441036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http://34.132.27.196/ghost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73724410385" calcext:value-type="float">
            <text:p>167372441038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http://34.132.27.196/ghost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673724410366" calcext:value-type="float">
            <text:p>1673724410366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http://34.132.27.196/ghost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73724410358" calcext:value-type="float">
            <text:p>1673724410358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http://34.132.27.196/ghost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73724410365" calcext:value-type="float">
            <text:p>167372441036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http://34.132.27.196/ghost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73724410373" calcext:value-type="float">
            <text:p>167372441037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ttp://34.132.27.196/ghost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4410404" calcext:value-type="float">
            <text:p>1673724410404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http://34.132.27.196/ghost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http://34.132.27.196/ghost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73724410365" calcext:value-type="float">
            <text:p>167372441036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http://34.132.27.196/ghost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3724410372" calcext:value-type="float">
            <text:p>1673724410372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http://34.132.27.196/ghost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73724410368" calcext:value-type="float">
            <text:p>167372441036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http://34.132.27.196/ghost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http://34.132.27.196/ghost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http://34.132.27.196/ghost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73724410364" calcext:value-type="float">
            <text:p>167372441036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http://34.132.27.196/ghost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73724410396" calcext:value-type="float">
            <text:p>1673724410396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http://34.132.27.196/ghost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73724410367" calcext:value-type="float">
            <text:p>1673724410367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http://34.132.27.196/ghost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3724410369" calcext:value-type="float">
            <text:p>1673724410369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http://34.132.27.196/ghost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4410395" calcext:value-type="float">
            <text:p>167372441039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http://34.132.27.196/ghost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673724410412" calcext:value-type="float">
            <text:p>1673724410412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http://34.132.27.196/ghost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http://34.132.27.196/ghost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73724410365" calcext:value-type="float">
            <text:p>167372441036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http://34.132.27.196/ghost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73724410373" calcext:value-type="float">
            <text:p>167372441037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http://34.132.27.196/ghost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http://34.132.27.196/ghost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73724410373" calcext:value-type="float">
            <text:p>167372441037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http://34.132.27.196/ghost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73724410400" calcext:value-type="float">
            <text:p>167372441040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http://34.132.27.196/ghost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http://34.132.27.196/ghost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73724410415" calcext:value-type="float">
            <text:p>167372441041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http://34.132.27.196/ghost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364" calcext:value-type="float">
            <text:p>1673724410364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http://34.132.27.196/ghost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http://34.132.27.196/ghost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73724410364" calcext:value-type="float">
            <text:p>167372441036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http://34.132.27.196/ghost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73724410418" calcext:value-type="float">
            <text:p>167372441041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http://34.132.27.196/ghost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394" calcext:value-type="float">
            <text:p>167372441039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http://34.132.27.196/ghost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73724410373" calcext:value-type="float">
            <text:p>167372441037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http://34.132.27.196/ghost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73724410364" calcext:value-type="float">
            <text:p>167372441036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http://34.132.27.196/ghost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73724410364" calcext:value-type="float">
            <text:p>167372441036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http://34.132.27.196/ghost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73724410409" calcext:value-type="float">
            <text:p>1673724410409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http://34.132.27.196/ghost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73724410365" calcext:value-type="float">
            <text:p>167372441036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http://34.132.27.196/ghost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73724410381" calcext:value-type="float">
            <text:p>16737244103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http://34.132.27.196/ghost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673724410405" calcext:value-type="float">
            <text:p>167372441040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http://34.132.27.196/ghost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73724410365" calcext:value-type="float">
            <text:p>167372441036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http://34.132.27.196/ghost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73724410365" calcext:value-type="float">
            <text:p>167372441036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http://34.132.27.196/ghost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73724410370" calcext:value-type="float">
            <text:p>167372441037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http://34.132.27.196/ghost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http://34.132.27.196/ghost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73724410365" calcext:value-type="float">
            <text:p>167372441036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http://34.132.27.196/ghost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73724410366" calcext:value-type="float">
            <text:p>167372441036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http://34.132.27.196/ghost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73724410364" calcext:value-type="float">
            <text:p>1673724410364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http://34.132.27.196/ghost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73724410364" calcext:value-type="float">
            <text:p>167372441036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http://34.132.27.196/ghost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73724410366" calcext:value-type="float">
            <text:p>1673724410366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http://34.132.27.196/ghost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http://34.132.27.196/ghost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73724410615" calcext:value-type="float">
            <text:p>1673724410615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ttp://34.132.27.196/ghost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610" calcext:value-type="float">
            <text:p>1673724410610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612" calcext:value-type="float">
            <text:p>1673724410612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34.132.27.196/ghost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625" calcext:value-type="float">
            <text:p>1673724410625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91" calcext:value-type="float">
            <text:p>167372441069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http://34.132.27.196/ghost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06" calcext:value-type="float">
            <text:p>1673724410606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27" calcext:value-type="float">
            <text:p>1673724410627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601" calcext:value-type="float">
            <text:p>1673724410601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621" calcext:value-type="float">
            <text:p>1673724410621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669" calcext:value-type="float">
            <text:p>1673724410669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03" calcext:value-type="float">
            <text:p>1673724410603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652" calcext:value-type="float">
            <text:p>1673724410652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4410688" calcext:value-type="float">
            <text:p>1673724410688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56" calcext:value-type="float">
            <text:p>1673724410656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594" calcext:value-type="float">
            <text:p>1673724410594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618" calcext:value-type="float">
            <text:p>167372441061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45" calcext:value-type="float">
            <text:p>1673724410645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4410670" calcext:value-type="float">
            <text:p>1673724410670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649" calcext:value-type="float">
            <text:p>1673724410649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0661" calcext:value-type="float">
            <text:p>1673724410661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63" calcext:value-type="float">
            <text:p>1673724410663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685" calcext:value-type="float">
            <text:p>1673724410685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646" calcext:value-type="float">
            <text:p>1673724410646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4410634" calcext:value-type="float">
            <text:p>1673724410634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0639" calcext:value-type="float">
            <text:p>1673724410639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4410592" calcext:value-type="float">
            <text:p>1673724410592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597" calcext:value-type="float">
            <text:p>1673724410597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636" calcext:value-type="float">
            <text:p>1673724410636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4410658" calcext:value-type="float">
            <text:p>1673724410658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630" calcext:value-type="float">
            <text:p>1673724410630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0585" calcext:value-type="float">
            <text:p>1673724410585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589" calcext:value-type="float">
            <text:p>1673724410589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80" calcext:value-type="float">
            <text:p>1673724410680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681" calcext:value-type="float">
            <text:p>1673724410681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http://34.132.27.196/ghost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579" calcext:value-type="float">
            <text:p>1673724410579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http://34.132.27.196/ghost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576" calcext:value-type="float">
            <text:p>1673724410576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http://34.132.27.196/ghost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582" calcext:value-type="float">
            <text:p>1673724410582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675" calcext:value-type="float">
            <text:p>1673724410675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http://34.132.27.196/ghost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570" calcext:value-type="float">
            <text:p>167372441057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http://34.132.27.196/ghost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574" calcext:value-type="float">
            <text:p>167372441057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http://34.132.27.196/ghost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73" calcext:value-type="float">
            <text:p>1673724410673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http://34.132.27.196/ghost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570" calcext:value-type="float">
            <text:p>167372441057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http://34.132.27.196/ghost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561" calcext:value-type="float">
            <text:p>1673724410561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http://34.132.27.196/ghost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564" calcext:value-type="float">
            <text:p>1673724410564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http://34.132.27.196/ghost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558" calcext:value-type="float">
            <text:p>167372441055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http://34.132.27.196/ghost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553" calcext:value-type="float">
            <text:p>1673724410553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http://34.132.27.196/ghost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555" calcext:value-type="float">
            <text:p>1673724410555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http://34.132.27.196/ghost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547" calcext:value-type="float">
            <text:p>1673724410547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http://34.132.27.196/ghost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543" calcext:value-type="float">
            <text:p>1673724410543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http://34.132.27.196/ghost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549" calcext:value-type="float">
            <text:p>1673724410549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http://34.132.27.196/ghost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4410541" calcext:value-type="float">
            <text:p>1673724410541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http://34.132.27.196/ghost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4410537" calcext:value-type="float">
            <text:p>1673724410537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http://34.132.27.196/ghost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4410534" calcext:value-type="float">
            <text:p>1673724410534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http://34.132.27.196/ghost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0525" calcext:value-type="float">
            <text:p>1673724410525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http://34.132.27.196/ghost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4410531" calcext:value-type="float">
            <text:p>167372441053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http://34.132.27.196/ghost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4410528" calcext:value-type="float">
            <text:p>1673724410528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http://34.132.27.196/ghost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4410522" calcext:value-type="float">
            <text:p>16737244105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http://34.132.27.196/ghost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73724410520" calcext:value-type="float">
            <text:p>167372441052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http://34.132.27.196/ghost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4410517" calcext:value-type="float">
            <text:p>1673724410517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http://34.132.27.196/ghost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0514" calcext:value-type="float">
            <text:p>1673724410514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http://34.132.27.196/ghost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0505" calcext:value-type="float">
            <text:p>1673724410505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http://34.132.27.196/ghost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505" calcext:value-type="float">
            <text:p>1673724410505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http://34.132.27.196/ghost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511" calcext:value-type="float">
            <text:p>1673724410511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http://34.132.27.196/ghost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499" calcext:value-type="float">
            <text:p>1673724410499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http://34.132.27.196/ghost</text:p>
          </table:table-cell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496" calcext:value-type="float">
            <text:p>167372441049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http://34.132.27.196/ghost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500" calcext:value-type="float">
            <text:p>167372441050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http://34.132.27.196/ghost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507" calcext:value-type="float">
            <text:p>1673724410507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http://34.132.27.196/ghost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490" calcext:value-type="float">
            <text:p>167372441049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http://34.132.27.196/ghost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73724410487" calcext:value-type="float">
            <text:p>1673724410487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http://34.132.27.196/ghost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454" calcext:value-type="float">
            <text:p>1673724410454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http://34.132.27.196/ghost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478" calcext:value-type="float">
            <text:p>1673724410478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http://34.132.27.196/ghost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483" calcext:value-type="float">
            <text:p>1673724410483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http://34.132.27.196/ghost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479" calcext:value-type="float">
            <text:p>1673724410479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http://34.132.27.196/ghost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481" calcext:value-type="float">
            <text:p>1673724410481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http://34.132.27.196/ghost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472" calcext:value-type="float">
            <text:p>1673724410472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http://34.132.27.196/ghost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448" calcext:value-type="float">
            <text:p>1673724410448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http://34.132.27.196/ghost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4410466" calcext:value-type="float">
            <text:p>1673724410466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http://34.132.27.196/ghost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73724410453" calcext:value-type="float">
            <text:p>1673724410453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http://34.132.27.196/ghost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0457" calcext:value-type="float">
            <text:p>1673724410457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ghost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465" calcext:value-type="float">
            <text:p>1673724410465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http://34.132.27.196/ghost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468" calcext:value-type="float">
            <text:p>1673724410468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http://34.132.27.196/ghost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446" calcext:value-type="float">
            <text:p>1673724410446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http://34.132.27.196/ghost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73724410461" calcext:value-type="float">
            <text:p>1673724410461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://34.132.27.196/ghost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441" calcext:value-type="float">
            <text:p>1673724410441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ghost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73724410442" calcext:value-type="float">
            <text:p>1673724410442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ghost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673724410430" calcext:value-type="float">
            <text:p>1673724410430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http://34.132.27.196/ghost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73724410435" calcext:value-type="float">
            <text:p>167372441043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http://34.132.27.196/ghost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673724410433" calcext:value-type="float">
            <text:p>1673724410433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ghost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73724410420" calcext:value-type="float">
            <text:p>1673724410420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http://34.132.27.196/ghost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4410426" calcext:value-type="float">
            <text:p>1673724410426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ghost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4410426" calcext:value-type="float">
            <text:p>1673724410426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ghost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4412112" calcext:value-type="float">
            <text:p>1673724412112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87" calcext:value-type="float">
            <text:p>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17" calcext:value-type="float">
            <text:p>1673724412117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87" calcext:value-type="float">
            <text:p>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20" calcext:value-type="float">
            <text:p>1673724412120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87" calcext:value-type="float">
            <text:p>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22" calcext:value-type="float">
            <text:p>1673724412122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87" calcext:value-type="float">
            <text:p>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13" calcext:value-type="float">
            <text:p>1673724412113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19" calcext:value-type="float">
            <text:p>1673724412119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21" calcext:value-type="float">
            <text:p>1673724412121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18" calcext:value-type="float">
            <text:p>1673724412118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06" calcext:value-type="float">
            <text:p>1673724412106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06" calcext:value-type="float">
            <text:p>1673724412106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06" calcext:value-type="float">
            <text:p>1673724412106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09" calcext:value-type="float">
            <text:p>1673724412109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11" calcext:value-type="float">
            <text:p>1673724412111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24" calcext:value-type="float">
            <text:p>1673724412124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30" calcext:value-type="float">
            <text:p>167372441213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30" calcext:value-type="float">
            <text:p>167372441213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08" calcext:value-type="float">
            <text:p>1673724412108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1" calcext:value-type="float">
            <text:p>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16" calcext:value-type="float">
            <text:p>1673724412116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1" calcext:value-type="float">
            <text:p>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23" calcext:value-type="float">
            <text:p>1673724412123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1" calcext:value-type="float">
            <text:p>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00" calcext:value-type="float">
            <text:p>1673724412100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2" calcext:value-type="float">
            <text:p>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28" calcext:value-type="float">
            <text:p>1673724412128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2" calcext:value-type="float">
            <text:p>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27" calcext:value-type="float">
            <text:p>1673724412127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3" calcext:value-type="float">
            <text:p>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97" calcext:value-type="float">
            <text:p>1673724412097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4" calcext:value-type="float">
            <text:p>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26" calcext:value-type="float">
            <text:p>1673724412126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4" calcext:value-type="float">
            <text:p>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101" calcext:value-type="float">
            <text:p>1673724412101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94" calcext:value-type="float">
            <text:p>1673724412094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7" calcext:value-type="float">
            <text:p>8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99" calcext:value-type="float">
            <text:p>1673724412099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3" calcext:value-type="float">
            <text:p>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93" calcext:value-type="float">
            <text:p>1673724412093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98" calcext:value-type="float">
            <text:p>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91" calcext:value-type="float">
            <text:p>167372441209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78" calcext:value-type="float">
            <text:p>1673724412078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11" calcext:value-type="float">
            <text:p>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75" calcext:value-type="float">
            <text:p>1673724412075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14" calcext:value-type="float">
            <text:p>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73" calcext:value-type="float">
            <text:p>1673724412073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16" calcext:value-type="float">
            <text:p>9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68" calcext:value-type="float">
            <text:p>1673724412068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17" calcext:value-type="float">
            <text:p>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71" calcext:value-type="float">
            <text:p>167372441207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18" calcext:value-type="float">
            <text:p>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65" calcext:value-type="float">
            <text:p>1673724412065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65" calcext:value-type="float">
            <text:p>1673724412065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69" calcext:value-type="float">
            <text:p>1673724412069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63" calcext:value-type="float">
            <text:p>1673724412063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2" calcext:value-type="float">
            <text:p>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63" calcext:value-type="float">
            <text:p>1673724412063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2" calcext:value-type="float">
            <text:p>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67" calcext:value-type="float">
            <text:p>1673724412067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19" calcext:value-type="float">
            <text:p>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60" calcext:value-type="float">
            <text:p>1673724412060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3" calcext:value-type="float">
            <text:p>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60" calcext:value-type="float">
            <text:p>1673724412060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3" calcext:value-type="float">
            <text:p>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56" calcext:value-type="float">
            <text:p>1673724412056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3" calcext:value-type="float">
            <text:p>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59" calcext:value-type="float">
            <text:p>1673724412059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4" calcext:value-type="float">
            <text:p>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54" calcext:value-type="float">
            <text:p>1673724412054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51" calcext:value-type="float">
            <text:p>1673724412051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57" calcext:value-type="float">
            <text:p>1673724412057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53" calcext:value-type="float">
            <text:p>1673724412053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56" calcext:value-type="float">
            <text:p>1673724412056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19" calcext:value-type="float">
            <text:p>1673724412019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19" calcext:value-type="float">
            <text:p>1673724412019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22" calcext:value-type="float">
            <text:p>1673724412022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23" calcext:value-type="float">
            <text:p>1673724412023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50" calcext:value-type="float">
            <text:p>1673724412050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50" calcext:value-type="float">
            <text:p>1673724412050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50" calcext:value-type="float">
            <text:p>1673724412050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18" calcext:value-type="float">
            <text:p>167372441201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0" calcext:value-type="float">
            <text:p>9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22" calcext:value-type="float">
            <text:p>167372441202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47" calcext:value-type="float">
            <text:p>167372441204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0" calcext:value-type="float">
            <text:p>9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47" calcext:value-type="float">
            <text:p>167372441204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0" calcext:value-type="float">
            <text:p>9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46" calcext:value-type="float">
            <text:p>1673724412046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38" calcext:value-type="float">
            <text:p>1673724412038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41" calcext:value-type="float">
            <text:p>1673724412041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42" calcext:value-type="float">
            <text:p>1673724412042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45" calcext:value-type="float">
            <text:p>1673724412045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12" calcext:value-type="float">
            <text:p>1673724412012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3" calcext:value-type="float">
            <text:p>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40" calcext:value-type="float">
            <text:p>1673724412040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3" calcext:value-type="float">
            <text:p>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40" calcext:value-type="float">
            <text:p>1673724412040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3" calcext:value-type="float">
            <text:p>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13" calcext:value-type="float">
            <text:p>1673724412013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4" calcext:value-type="float">
            <text:p>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15" calcext:value-type="float">
            <text:p>1673724412015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4" calcext:value-type="float">
            <text:p>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38" calcext:value-type="float">
            <text:p>1673724412038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35" calcext:value-type="float">
            <text:p>1673724412035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5" calcext:value-type="float">
            <text:p>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35" calcext:value-type="float">
            <text:p>1673724412035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5" calcext:value-type="float">
            <text:p>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38" calcext:value-type="float">
            <text:p>1673724412038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5" calcext:value-type="float">
            <text:p>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07" calcext:value-type="float">
            <text:p>167372441200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10" calcext:value-type="float">
            <text:p>167372441201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5" calcext:value-type="float">
            <text:p>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31" calcext:value-type="float">
            <text:p>1673724412031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34" calcext:value-type="float">
            <text:p>167372441203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3" calcext:value-type="float">
            <text:p>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11" calcext:value-type="float">
            <text:p>1673724412011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30" calcext:value-type="float">
            <text:p>1673724412030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33" calcext:value-type="float">
            <text:p>1673724412033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25" calcext:value-type="float">
            <text:p>1673724412025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28" calcext:value-type="float">
            <text:p>1673724412028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28" calcext:value-type="float">
            <text:p>1673724412028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25" calcext:value-type="float">
            <text:p>1673724412025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27" calcext:value-type="float">
            <text:p>1673724412027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999" calcext:value-type="float">
            <text:p>1673724411999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08" calcext:value-type="float">
            <text:p>1673724412008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999" calcext:value-type="float">
            <text:p>1673724411999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03" calcext:value-type="float">
            <text:p>1673724412003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42" calcext:value-type="float">
            <text:p>9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01" calcext:value-type="float">
            <text:p>1673724412001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04" calcext:value-type="float">
            <text:p>1673724412004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06" calcext:value-type="float">
            <text:p>1673724412006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995" calcext:value-type="float">
            <text:p>1673724411995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2003" calcext:value-type="float">
            <text:p>1673724412003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46" calcext:value-type="float">
            <text:p>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996" calcext:value-type="float">
            <text:p>1673724411996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947" calcext:value-type="float">
            <text:p>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65" calcext:value-type="float">
            <text:p>1673724410765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61" calcext:value-type="float">
            <text:p>1673724410761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57" calcext:value-type="float">
            <text:p>1673724410757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759" calcext:value-type="float">
            <text:p>1673724410759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750" calcext:value-type="float">
            <text:p>1673724410750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53" calcext:value-type="float">
            <text:p>1673724410753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4410747" calcext:value-type="float">
            <text:p>1673724410747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741" calcext:value-type="float">
            <text:p>1673724410741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743" calcext:value-type="float">
            <text:p>1673724410743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73724411051" calcext:value-type="float">
            <text:p>1673724411051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1053" calcext:value-type="float">
            <text:p>1673724411053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0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738" calcext:value-type="float">
            <text:p>1673724410738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730" calcext:value-type="float">
            <text:p>1673724410730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733" calcext:value-type="float">
            <text:p>1673724410733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735" calcext:value-type="float">
            <text:p>1673724410735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1051" calcext:value-type="float">
            <text:p>1673724411051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0726" calcext:value-type="float">
            <text:p>1673724410726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721" calcext:value-type="float">
            <text:p>1673724410721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723" calcext:value-type="float">
            <text:p>1673724410723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1044" calcext:value-type="float">
            <text:p>1673724411044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17" calcext:value-type="float">
            <text:p>1673724410717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1041" calcext:value-type="float">
            <text:p>1673724411041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1038" calcext:value-type="float">
            <text:p>1673724411038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712" calcext:value-type="float">
            <text:p>1673724410712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1035" calcext:value-type="float">
            <text:p>1673724411035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709" calcext:value-type="float">
            <text:p>1673724410709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714" calcext:value-type="float">
            <text:p>1673724410714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1032" calcext:value-type="float">
            <text:p>1673724411032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700" calcext:value-type="float">
            <text:p>1673724410700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702" calcext:value-type="float">
            <text:p>1673724410702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05" calcext:value-type="float">
            <text:p>1673724410705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97" calcext:value-type="float">
            <text:p>1673724410697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1029" calcext:value-type="float">
            <text:p>1673724411029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94" calcext:value-type="float">
            <text:p>1673724410694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4411024" calcext:value-type="float">
            <text:p>1673724411024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1026" calcext:value-type="float">
            <text:p>1673724411026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1020" calcext:value-type="float">
            <text:p>1673724411020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http://34.132.27.196/ghost</text:p>
          </table:table-cell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1017" calcext:value-type="float">
            <text:p>1673724411017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1010" calcext:value-type="float">
            <text:p>1673724411010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1011" calcext:value-type="float">
            <text:p>1673724411011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73724411014" calcext:value-type="float">
            <text:p>1673724411014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1002" calcext:value-type="float">
            <text:p>1673724411002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1005" calcext:value-type="float">
            <text:p>1673724411005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964" calcext:value-type="float">
            <text:p>1673724410964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966" calcext:value-type="float">
            <text:p>1673724410966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996" calcext:value-type="float">
            <text:p>1673724410996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999" calcext:value-type="float">
            <text:p>1673724410999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989" calcext:value-type="float">
            <text:p>1673724410989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73724410994" calcext:value-type="float">
            <text:p>1673724410994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954" calcext:value-type="float">
            <text:p>167372441095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957" calcext:value-type="float">
            <text:p>1673724410957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984" calcext:value-type="float">
            <text:p>1673724410984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952" calcext:value-type="float">
            <text:p>167372441095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978" calcext:value-type="float">
            <text:p>1673724410978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73724410990" calcext:value-type="float">
            <text:p>167372441099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960" calcext:value-type="float">
            <text:p>1673724410960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73724410981" calcext:value-type="float">
            <text:p>1673724410981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972" calcext:value-type="float">
            <text:p>1673724410972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944" calcext:value-type="float">
            <text:p>1673724410944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945" calcext:value-type="float">
            <text:p>1673724410945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948" calcext:value-type="float">
            <text:p>1673724410948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4410975" calcext:value-type="float">
            <text:p>1673724410975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937" calcext:value-type="float">
            <text:p>1673724410937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940" calcext:value-type="float">
            <text:p>167372441094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970" calcext:value-type="float">
            <text:p>167372441097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934" calcext:value-type="float">
            <text:p>1673724410934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930" calcext:value-type="float">
            <text:p>167372441093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4410927" calcext:value-type="float">
            <text:p>1673724410927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923" calcext:value-type="float">
            <text:p>1673724410923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924" calcext:value-type="float">
            <text:p>1673724410924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917" calcext:value-type="float">
            <text:p>1673724410917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1826" calcext:value-type="float">
            <text:p>1673724411826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37" calcext:value-type="float">
            <text:p>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918" calcext:value-type="float">
            <text:p>1673724410918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1824" calcext:value-type="float">
            <text:p>1673724411824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38" calcext:value-type="float">
            <text:p>1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912" calcext:value-type="float">
            <text:p>1673724410912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1820" calcext:value-type="float">
            <text:p>1673724411820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823" calcext:value-type="float">
            <text:p>1673724411823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823" calcext:value-type="float">
            <text:p>1673724411823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818" calcext:value-type="float">
            <text:p>167372441181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816" calcext:value-type="float">
            <text:p>1673724411816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2" calcext:value-type="float">
            <text:p>1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820" calcext:value-type="float">
            <text:p>1673724411820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2" calcext:value-type="float">
            <text:p>1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820" calcext:value-type="float">
            <text:p>1673724411820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2" calcext:value-type="float">
            <text:p>1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816" calcext:value-type="float">
            <text:p>1673724411816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2" calcext:value-type="float">
            <text:p>1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906" calcext:value-type="float">
            <text:p>1673724410906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909" calcext:value-type="float">
            <text:p>1673724410909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4411814" calcext:value-type="float">
            <text:p>1673724411814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4" calcext:value-type="float">
            <text:p>1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904" calcext:value-type="float">
            <text:p>1673724410904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1299" calcext:value-type="float">
            <text:p>1673724411299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5" calcext:value-type="float">
            <text:p>1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04" calcext:value-type="float">
            <text:p>1673724411304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5" calcext:value-type="float">
            <text:p>1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813" calcext:value-type="float">
            <text:p>1673724411813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3" calcext:value-type="float">
            <text:p>1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901" calcext:value-type="float">
            <text:p>1673724410901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73724411297" calcext:value-type="float">
            <text:p>1673724411297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6" calcext:value-type="float">
            <text:p>1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01" calcext:value-type="float">
            <text:p>1673724411301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4" calcext:value-type="float">
            <text:p>1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01" calcext:value-type="float">
            <text:p>1673724411301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6" calcext:value-type="float">
            <text:p>1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02" calcext:value-type="float">
            <text:p>1673724411302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6" calcext:value-type="float">
            <text:p>1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810" calcext:value-type="float">
            <text:p>1673724411810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6" calcext:value-type="float">
            <text:p>1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96" calcext:value-type="float">
            <text:p>1673724411296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90" calcext:value-type="float">
            <text:p>167372441129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91" calcext:value-type="float">
            <text:p>1673724411291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92" calcext:value-type="float">
            <text:p>1673724411292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92" calcext:value-type="float">
            <text:p>1673724411292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94" calcext:value-type="float">
            <text:p>1673724411294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80" calcext:value-type="float">
            <text:p>1673724411280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9" calcext:value-type="float">
            <text:p>1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82" calcext:value-type="float">
            <text:p>1673724411282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9" calcext:value-type="float">
            <text:p>1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85" calcext:value-type="float">
            <text:p>1673724411285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87" calcext:value-type="float">
            <text:p>1673724411287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9" calcext:value-type="float">
            <text:p>1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73" calcext:value-type="float">
            <text:p>1673724411273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81" calcext:value-type="float">
            <text:p>1673724411281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9" calcext:value-type="float">
            <text:p>1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84" calcext:value-type="float">
            <text:p>1673724411284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86" calcext:value-type="float">
            <text:p>1673724411286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803" calcext:value-type="float">
            <text:p>1673724411803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806" calcext:value-type="float">
            <text:p>1673724411806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896" calcext:value-type="float">
            <text:p>1673724410896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1231" calcext:value-type="float">
            <text:p>1673724411231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32" calcext:value-type="float">
            <text:p>1673724411232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72" calcext:value-type="float">
            <text:p>1673724411272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73" calcext:value-type="float">
            <text:p>1673724411273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75" calcext:value-type="float">
            <text:p>1673724411275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75" calcext:value-type="float">
            <text:p>1673724411275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77" calcext:value-type="float">
            <text:p>1673724411277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77" calcext:value-type="float">
            <text:p>1673724411277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805" calcext:value-type="float">
            <text:p>1673724411805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897" calcext:value-type="float">
            <text:p>1673724410897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892" calcext:value-type="float">
            <text:p>1673724410892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1265" calcext:value-type="float">
            <text:p>1673724411265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3" calcext:value-type="float">
            <text:p>1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66" calcext:value-type="float">
            <text:p>1673724411266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3" calcext:value-type="float">
            <text:p>1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67" calcext:value-type="float">
            <text:p>1673724411267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3" calcext:value-type="float">
            <text:p>1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803" calcext:value-type="float">
            <text:p>1673724411803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3" calcext:value-type="float">
            <text:p>1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63" calcext:value-type="float">
            <text:p>1673724411263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4" calcext:value-type="float">
            <text:p>1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802" calcext:value-type="float">
            <text:p>1673724411802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30" calcext:value-type="float">
            <text:p>167372441123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5" calcext:value-type="float">
            <text:p>1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57" calcext:value-type="float">
            <text:p>1673724411257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5" calcext:value-type="float">
            <text:p>1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59" calcext:value-type="float">
            <text:p>1673724411259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5" calcext:value-type="float">
            <text:p>1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60" calcext:value-type="float">
            <text:p>167372441126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5" calcext:value-type="float">
            <text:p>1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61" calcext:value-type="float">
            <text:p>1673724411261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5" calcext:value-type="float">
            <text:p>1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799" calcext:value-type="float">
            <text:p>1673724411799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5" calcext:value-type="float">
            <text:p>1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888" calcext:value-type="float">
            <text:p>1673724410888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1234" calcext:value-type="float">
            <text:p>1673724411234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5" calcext:value-type="float">
            <text:p>1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37" calcext:value-type="float">
            <text:p>1673724411237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5" calcext:value-type="float">
            <text:p>1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54" calcext:value-type="float">
            <text:p>1673724411254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55" calcext:value-type="float">
            <text:p>1673724411255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58" calcext:value-type="float">
            <text:p>1673724411258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797" calcext:value-type="float">
            <text:p>1673724411797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797" calcext:value-type="float">
            <text:p>1673724411797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885" calcext:value-type="float">
            <text:p>1673724410885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1238" calcext:value-type="float">
            <text:p>1673724411238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47" calcext:value-type="float">
            <text:p>1673724411247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7" calcext:value-type="float">
            <text:p>1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53" calcext:value-type="float">
            <text:p>1673724411253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7" calcext:value-type="float">
            <text:p>1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53" calcext:value-type="float">
            <text:p>1673724411253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7" calcext:value-type="float">
            <text:p>1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46" calcext:value-type="float">
            <text:p>1673724411246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50" calcext:value-type="float">
            <text:p>1673724411250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882" calcext:value-type="float">
            <text:p>1673724410882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1245" calcext:value-type="float">
            <text:p>1673724411245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9" calcext:value-type="float">
            <text:p>1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48" calcext:value-type="float">
            <text:p>1673724411248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9" calcext:value-type="float">
            <text:p>1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49" calcext:value-type="float">
            <text:p>1673724411249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9" calcext:value-type="float">
            <text:p>1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792" calcext:value-type="float">
            <text:p>1673724411792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9" calcext:value-type="float">
            <text:p>1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794" calcext:value-type="float">
            <text:p>1673724411794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9" calcext:value-type="float">
            <text:p>1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40" calcext:value-type="float">
            <text:p>167372441124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60" calcext:value-type="float">
            <text:p>1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792" calcext:value-type="float">
            <text:p>1673724411792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9" calcext:value-type="float">
            <text:p>1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878" calcext:value-type="float">
            <text:p>1673724410878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1242" calcext:value-type="float">
            <text:p>1673724411242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62" calcext:value-type="float">
            <text:p>1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42" calcext:value-type="float">
            <text:p>1673724411242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62" calcext:value-type="float">
            <text:p>1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789" calcext:value-type="float">
            <text:p>1673724411789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62" calcext:value-type="float">
            <text:p>1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241" calcext:value-type="float">
            <text:p>1673724411241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63" calcext:value-type="float">
            <text:p>1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876" calcext:value-type="float">
            <text:p>1673724410876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873" calcext:value-type="float">
            <text:p>1673724410873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870" calcext:value-type="float">
            <text:p>1673724410870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868" calcext:value-type="float">
            <text:p>1673724410868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864" calcext:value-type="float">
            <text:p>1673724410864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689" calcext:value-type="float">
            <text:p>1673724410689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71" calcext:value-type="float">
            <text:p>1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88" calcext:value-type="float">
            <text:p>1673724410688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91" calcext:value-type="float">
            <text:p>1673724410691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73" calcext:value-type="float">
            <text:p>1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856" calcext:value-type="float">
            <text:p>1673724410856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861" calcext:value-type="float">
            <text:p>1673724410861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685" calcext:value-type="float">
            <text:p>1673724410685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75" calcext:value-type="float">
            <text:p>1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78" calcext:value-type="float">
            <text:p>1673724410678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76" calcext:value-type="float">
            <text:p>1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79" calcext:value-type="float">
            <text:p>1673724410679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77" calcext:value-type="float">
            <text:p>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74" calcext:value-type="float">
            <text:p>1673724410674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77" calcext:value-type="float">
            <text:p>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74" calcext:value-type="float">
            <text:p>1673724410674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78" calcext:value-type="float">
            <text:p>1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76" calcext:value-type="float">
            <text:p>1673724410676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77" calcext:value-type="float">
            <text:p>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857" calcext:value-type="float">
            <text:p>1673724410857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4410671" calcext:value-type="float">
            <text:p>1673724410671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79" calcext:value-type="float">
            <text:p>1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77" calcext:value-type="float">
            <text:p>1673724410677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79" calcext:value-type="float">
            <text:p>1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852" calcext:value-type="float">
            <text:p>1673724410852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0664" calcext:value-type="float">
            <text:p>1673724410664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65" calcext:value-type="float">
            <text:p>1673724410665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68" calcext:value-type="float">
            <text:p>167372441066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79" calcext:value-type="float">
            <text:p>1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68" calcext:value-type="float">
            <text:p>1673724410668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81" calcext:value-type="float">
            <text:p>1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69" calcext:value-type="float">
            <text:p>1673724410669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81" calcext:value-type="float">
            <text:p>1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80" calcext:value-type="float">
            <text:p>1673724410680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64" calcext:value-type="float">
            <text:p>1673724410664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82" calcext:value-type="float">
            <text:p>1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846" calcext:value-type="float">
            <text:p>1673724410846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0849" calcext:value-type="float">
            <text:p>1673724410849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4410843" calcext:value-type="float">
            <text:p>1673724410843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840" calcext:value-type="float">
            <text:p>1673724410840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837" calcext:value-type="float">
            <text:p>1673724410837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835" calcext:value-type="float">
            <text:p>1673724410835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831" calcext:value-type="float">
            <text:p>1673724410831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831" calcext:value-type="float">
            <text:p>1673724410831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822" calcext:value-type="float">
            <text:p>1673724410822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825" calcext:value-type="float">
            <text:p>167372441082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819" calcext:value-type="float">
            <text:p>1673724410819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http://34.132.27.196/ghost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813" calcext:value-type="float">
            <text:p>1673724410813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http://34.132.27.196/ghost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816" calcext:value-type="float">
            <text:p>1673724410816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http://34.132.27.196/ghost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810" calcext:value-type="float">
            <text:p>1673724410810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http://34.132.27.196/ghost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804" calcext:value-type="float">
            <text:p>1673724410804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http://34.132.27.196/ghost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807" calcext:value-type="float">
            <text:p>1673724410807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http://34.132.27.196/ghost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655" calcext:value-type="float">
            <text:p>1673724410655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09" calcext:value-type="float">
            <text:p>1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802" calcext:value-type="float">
            <text:p>1673724410802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http://34.132.27.196/ghost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98" calcext:value-type="float">
            <text:p>1673724410798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http://34.132.27.196/ghost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95" calcext:value-type="float">
            <text:p>1673724410795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http://34.132.27.196/ghost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92" calcext:value-type="float">
            <text:p>1673724410792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http://34.132.27.196/ghost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789" calcext:value-type="float">
            <text:p>1673724410789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http://34.132.27.196/ghost</text:p>
          </table:table-cell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786" calcext:value-type="float">
            <text:p>1673724410786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http://34.132.27.196/ghost</text:p>
          </table:table-cell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783" calcext:value-type="float">
            <text:p>1673724410783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http://34.132.27.196/ghost</text:p>
          </table:table-cell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780" calcext:value-type="float">
            <text:p>1673724410780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http://34.132.27.196/ghost</text:p>
          </table:table-cell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77" calcext:value-type="float">
            <text:p>1673724410777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http://34.132.27.196/ghost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74" calcext:value-type="float">
            <text:p>1673724410774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http://34.132.27.196/ghost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771" calcext:value-type="float">
            <text:p>1673724410771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http://34.132.27.196/ghos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68" calcext:value-type="float">
            <text:p>1673724410768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http://34.132.27.196/ghost</text:p>
          </table:table-cell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60" calcext:value-type="float">
            <text:p>1673724410660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59" calcext:value-type="float">
            <text:p>1673724410659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33" calcext:value-type="float">
            <text:p>1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57" calcext:value-type="float">
            <text:p>1673724410657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35" calcext:value-type="float">
            <text:p>1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56" calcext:value-type="float">
            <text:p>1673724410656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36" calcext:value-type="float">
            <text:p>1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56" calcext:value-type="float">
            <text:p>1673724410656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36" calcext:value-type="float">
            <text:p>1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56" calcext:value-type="float">
            <text:p>1673724410656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36" calcext:value-type="float">
            <text:p>1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56" calcext:value-type="float">
            <text:p>1673724410656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36" calcext:value-type="float">
            <text:p>1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55" calcext:value-type="float">
            <text:p>167372441065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37" calcext:value-type="float">
            <text:p>1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55" calcext:value-type="float">
            <text:p>167372441065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37" calcext:value-type="float">
            <text:p>1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55" calcext:value-type="float">
            <text:p>167372441065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37" calcext:value-type="float">
            <text:p>1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55" calcext:value-type="float">
            <text:p>167372441065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37" calcext:value-type="float">
            <text:p>1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807" calcext:value-type="float">
            <text:p>1673724410807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398" calcext:value-type="float">
            <text:p>1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804" calcext:value-type="float">
            <text:p>1673724410804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399" calcext:value-type="float">
            <text:p>1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806" calcext:value-type="float">
            <text:p>1673724410806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399" calcext:value-type="float">
            <text:p>1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801" calcext:value-type="float">
            <text:p>1673724410801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01" calcext:value-type="float">
            <text:p>1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800" calcext:value-type="float">
            <text:p>167372441080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02" calcext:value-type="float">
            <text:p>1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96" calcext:value-type="float">
            <text:p>1673724410796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04" calcext:value-type="float">
            <text:p>1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98" calcext:value-type="float">
            <text:p>1673724410798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04" calcext:value-type="float">
            <text:p>1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92" calcext:value-type="float">
            <text:p>1673724410792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08" calcext:value-type="float">
            <text:p>1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87" calcext:value-type="float">
            <text:p>1673724410787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12" calcext:value-type="float">
            <text:p>14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75" calcext:value-type="float">
            <text:p>1673724410775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14" calcext:value-type="float">
            <text:p>1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85" calcext:value-type="float">
            <text:p>1673724410785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14" calcext:value-type="float">
            <text:p>1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76" calcext:value-type="float">
            <text:p>1673724410776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15" calcext:value-type="float">
            <text:p>1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84" calcext:value-type="float">
            <text:p>1673724410784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15" calcext:value-type="float">
            <text:p>1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75" calcext:value-type="float">
            <text:p>1673724410775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16" calcext:value-type="float">
            <text:p>1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70" calcext:value-type="float">
            <text:p>1673724410770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18" calcext:value-type="float">
            <text:p>1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78" calcext:value-type="float">
            <text:p>1673724410778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18" calcext:value-type="float">
            <text:p>1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68" calcext:value-type="float">
            <text:p>1673724410768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19" calcext:value-type="float">
            <text:p>14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80" calcext:value-type="float">
            <text:p>1673724410780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19" calcext:value-type="float">
            <text:p>14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61" calcext:value-type="float">
            <text:p>1673724410761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21" calcext:value-type="float">
            <text:p>1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66" calcext:value-type="float">
            <text:p>1673724410766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21" calcext:value-type="float">
            <text:p>1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61" calcext:value-type="float">
            <text:p>1673724410761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22" calcext:value-type="float">
            <text:p>1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61" calcext:value-type="float">
            <text:p>1673724410761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22" calcext:value-type="float">
            <text:p>1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63" calcext:value-type="float">
            <text:p>1673724410763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22" calcext:value-type="float">
            <text:p>1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61" calcext:value-type="float">
            <text:p>1673724410761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24" calcext:value-type="float">
            <text:p>1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51" calcext:value-type="float">
            <text:p>1673724410751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28" calcext:value-type="float">
            <text:p>1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54" calcext:value-type="float">
            <text:p>1673724410754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28" calcext:value-type="float">
            <text:p>1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48" calcext:value-type="float">
            <text:p>1673724410748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29" calcext:value-type="float">
            <text:p>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50" calcext:value-type="float">
            <text:p>1673724410750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29" calcext:value-type="float">
            <text:p>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45" calcext:value-type="float">
            <text:p>1673724410745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30" calcext:value-type="float">
            <text:p>14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52" calcext:value-type="float">
            <text:p>1673724410752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30" calcext:value-type="float">
            <text:p>14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45" calcext:value-type="float">
            <text:p>1673724410745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31" calcext:value-type="float">
            <text:p>14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35" calcext:value-type="float">
            <text:p>1673724410735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36" calcext:value-type="float">
            <text:p>1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37" calcext:value-type="float">
            <text:p>1673724410737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36" calcext:value-type="float">
            <text:p>1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19" calcext:value-type="float">
            <text:p>1673724410719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37" calcext:value-type="float">
            <text:p>1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21" calcext:value-type="float">
            <text:p>1673724410721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37" calcext:value-type="float">
            <text:p>1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33" calcext:value-type="float">
            <text:p>1673724410733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37" calcext:value-type="float">
            <text:p>1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38" calcext:value-type="float">
            <text:p>1673724410738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37" calcext:value-type="float">
            <text:p>1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27" calcext:value-type="float">
            <text:p>1673724410727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38" calcext:value-type="float">
            <text:p>1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29" calcext:value-type="float">
            <text:p>1673724410729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38" calcext:value-type="float">
            <text:p>1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29" calcext:value-type="float">
            <text:p>1673724410729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38" calcext:value-type="float">
            <text:p>1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31" calcext:value-type="float">
            <text:p>1673724410731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38" calcext:value-type="float">
            <text:p>1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31" calcext:value-type="float">
            <text:p>1673724410731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38" calcext:value-type="float">
            <text:p>1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22" calcext:value-type="float">
            <text:p>1673724410722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39" calcext:value-type="float">
            <text:p>1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26" calcext:value-type="float">
            <text:p>1673724410726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39" calcext:value-type="float">
            <text:p>1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25" calcext:value-type="float">
            <text:p>167372441072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38" calcext:value-type="float">
            <text:p>1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07" calcext:value-type="float">
            <text:p>1673724410707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09" calcext:value-type="float">
            <text:p>1673724410709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44" calcext:value-type="float">
            <text:p>1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03" calcext:value-type="float">
            <text:p>1673724410703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45" calcext:value-type="float">
            <text:p>1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06" calcext:value-type="float">
            <text:p>1673724410706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45" calcext:value-type="float">
            <text:p>1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13" calcext:value-type="float">
            <text:p>1673724410713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45" calcext:value-type="float">
            <text:p>1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01" calcext:value-type="float">
            <text:p>1673724410701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46" calcext:value-type="float">
            <text:p>1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07" calcext:value-type="float">
            <text:p>1673724410707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46" calcext:value-type="float">
            <text:p>1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08" calcext:value-type="float">
            <text:p>1673724410708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46" calcext:value-type="float">
            <text:p>1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99" calcext:value-type="float">
            <text:p>1673724410699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47" calcext:value-type="float">
            <text:p>1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702" calcext:value-type="float">
            <text:p>1673724410702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47" calcext:value-type="float">
            <text:p>1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95" calcext:value-type="float">
            <text:p>1673724410695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48" calcext:value-type="float">
            <text:p>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97" calcext:value-type="float">
            <text:p>1673724410697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48" calcext:value-type="float">
            <text:p>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693" calcext:value-type="float">
            <text:p>1673724410693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448" calcext:value-type="float">
            <text:p>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366" calcext:value-type="float">
            <text:p>1673724410366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4410372" calcext:value-type="float">
            <text:p>1673724410372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73724410373" calcext:value-type="float">
            <text:p>1673724410373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73724410362" calcext:value-type="float">
            <text:p>1673724410362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4410365" calcext:value-type="float">
            <text:p>1673724410365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4410362" calcext:value-type="float">
            <text:p>1673724410362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73724410368" calcext:value-type="float">
            <text:p>1673724410368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673724410362" calcext:value-type="float">
            <text:p>1673724410362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4410366" calcext:value-type="float">
            <text:p>1673724410366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4410372" calcext:value-type="float">
            <text:p>1673724410372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73724410362" calcext:value-type="float">
            <text:p>167372441036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73724410369" calcext:value-type="float">
            <text:p>1673724410369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4410373" calcext:value-type="float">
            <text:p>1673724410373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673724410362" calcext:value-type="float">
            <text:p>1673724410362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4410362" calcext:value-type="float">
            <text:p>1673724410362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4410378" calcext:value-type="float">
            <text:p>1673724410378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73724410373" calcext:value-type="float">
            <text:p>1673724410373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673724410373" calcext:value-type="float">
            <text:p>1673724410373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673724410372" calcext:value-type="float">
            <text:p>1673724410372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73724410369" calcext:value-type="float">
            <text:p>1673724410369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73724410368" calcext:value-type="float">
            <text:p>1673724410368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73724410366" calcext:value-type="float">
            <text:p>1673724410366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673724410364" calcext:value-type="float">
            <text:p>1673724410364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4410362" calcext:value-type="float">
            <text:p>1673724410362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4411399" calcext:value-type="float">
            <text:p>1673724411399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99" calcext:value-type="float">
            <text:p>1673724411399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39" calcext:value-type="float">
            <text:p>1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400" calcext:value-type="float">
            <text:p>1673724411400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39" calcext:value-type="float">
            <text:p>1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99" calcext:value-type="float">
            <text:p>167372441139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40" calcext:value-type="float">
            <text:p>15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99" calcext:value-type="float">
            <text:p>1673724411399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41" calcext:value-type="float">
            <text:p>15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99" calcext:value-type="float">
            <text:p>1673724411399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43" calcext:value-type="float">
            <text:p>15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400" calcext:value-type="float">
            <text:p>167372441140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77" calcext:value-type="float">
            <text:p>1673724411377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57" calcext:value-type="float">
            <text:p>15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83" calcext:value-type="float">
            <text:p>1673724411383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58" calcext:value-type="float">
            <text:p>15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75" calcext:value-type="float">
            <text:p>1673724411375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60" calcext:value-type="float">
            <text:p>15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79" calcext:value-type="float">
            <text:p>1673724411379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63" calcext:value-type="float">
            <text:p>15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75" calcext:value-type="float">
            <text:p>1673724411375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65" calcext:value-type="float">
            <text:p>15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68" calcext:value-type="float">
            <text:p>1673724411368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68" calcext:value-type="float">
            <text:p>1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63" calcext:value-type="float">
            <text:p>1673724411363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73" calcext:value-type="float">
            <text:p>15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59" calcext:value-type="float">
            <text:p>1673724411359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74" calcext:value-type="float">
            <text:p>15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63" calcext:value-type="float">
            <text:p>1673724411363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75" calcext:value-type="float">
            <text:p>15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61" calcext:value-type="float">
            <text:p>1673724411361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53" calcext:value-type="float">
            <text:p>1673724411353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81" calcext:value-type="float">
            <text:p>15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50" calcext:value-type="float">
            <text:p>1673724411350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83" calcext:value-type="float">
            <text:p>15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55" calcext:value-type="float">
            <text:p>1673724411355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83" calcext:value-type="float">
            <text:p>15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49" calcext:value-type="float">
            <text:p>1673724411349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84" calcext:value-type="float">
            <text:p>15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36" calcext:value-type="float">
            <text:p>1673724411336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97" calcext:value-type="float">
            <text:p>15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19" calcext:value-type="float">
            <text:p>1673724411319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599" calcext:value-type="float">
            <text:p>1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33" calcext:value-type="float">
            <text:p>1673724411333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16" calcext:value-type="float">
            <text:p>1673724411316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602" calcext:value-type="float">
            <text:p>1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31" calcext:value-type="float">
            <text:p>1673724411331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602" calcext:value-type="float">
            <text:p>1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31" calcext:value-type="float">
            <text:p>1673724411331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602" calcext:value-type="float">
            <text:p>1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14" calcext:value-type="float">
            <text:p>1673724411314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603" calcext:value-type="float">
            <text:p>1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15" calcext:value-type="float">
            <text:p>1673724411315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603" calcext:value-type="float">
            <text:p>1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14" calcext:value-type="float">
            <text:p>1673724411314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603" calcext:value-type="float">
            <text:p>1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07" calcext:value-type="float">
            <text:p>1673724411307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605" calcext:value-type="float">
            <text:p>1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11" calcext:value-type="float">
            <text:p>1673724411311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606" calcext:value-type="float">
            <text:p>1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09" calcext:value-type="float">
            <text:p>1673724411309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608" calcext:value-type="float">
            <text:p>16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07" calcext:value-type="float">
            <text:p>1673724411307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606" calcext:value-type="float">
            <text:p>1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308" calcext:value-type="float">
            <text:p>1673724411308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609" calcext:value-type="float">
            <text:p>1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0387" calcext:value-type="float">
            <text:p>1673724410387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73724410376" calcext:value-type="float">
            <text:p>1673724410376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673724410370" calcext:value-type="float">
            <text:p>1673724410370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4410372" calcext:value-type="float">
            <text:p>1673724410372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4410404" calcext:value-type="float">
            <text:p>1673724410404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3724410367" calcext:value-type="float">
            <text:p>1673724410367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4410368" calcext:value-type="float">
            <text:p>1673724410368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4410385" calcext:value-type="float">
            <text:p>1673724410385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673724410372" calcext:value-type="float">
            <text:p>1673724410372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4410365" calcext:value-type="float">
            <text:p>1673724410365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3724410412" calcext:value-type="float">
            <text:p>1673724410412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396" calcext:value-type="float">
            <text:p>1673724410396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73724410415" calcext:value-type="float">
            <text:p>1673724410415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418" calcext:value-type="float">
            <text:p>1673724410418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361" calcext:value-type="float">
            <text:p>1673724410361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73724410366" calcext:value-type="float">
            <text:p>1673724410366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73724410373" calcext:value-type="float">
            <text:p>1673724410373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4410400" calcext:value-type="float">
            <text:p>1673724410400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673724410395" calcext:value-type="float">
            <text:p>1673724410395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673724410358" calcext:value-type="float">
            <text:p>1673724410358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73724410365" calcext:value-type="float">
            <text:p>1673724410365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73724410365" calcext:value-type="float">
            <text:p>1673724410365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3724410409" calcext:value-type="float">
            <text:p>1673724410409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73724410372" calcext:value-type="float">
            <text:p>1673724410372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73724410405" calcext:value-type="float">
            <text:p>1673724410405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73724410368" calcext:value-type="float">
            <text:p>1673724410368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73724410369" calcext:value-type="float">
            <text:p>1673724410369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4410373" calcext:value-type="float">
            <text:p>1673724410373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73724410364" calcext:value-type="float">
            <text:p>1673724410364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73724410367" calcext:value-type="float">
            <text:p>1673724410367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3724410373" calcext:value-type="float">
            <text:p>1673724410373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73724410394" calcext:value-type="float">
            <text:p>1673724410394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73724410365" calcext:value-type="float">
            <text:p>1673724410365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73724410373" calcext:value-type="float">
            <text:p>1673724410373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73724410364" calcext:value-type="float">
            <text:p>1673724410364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73724410364" calcext:value-type="float">
            <text:p>1673724410364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73724410381" calcext:value-type="float">
            <text:p>1673724410381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673724410364" calcext:value-type="float">
            <text:p>1673724410364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73724410364" calcext:value-type="float">
            <text:p>1673724410364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73724410365" calcext:value-type="float">
            <text:p>1673724410365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73724410370" calcext:value-type="float">
            <text:p>1673724410370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73724410365" calcext:value-type="float">
            <text:p>1673724410365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73724410365" calcext:value-type="float">
            <text:p>1673724410365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73724410366" calcext:value-type="float">
            <text:p>1673724410366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73724410365" calcext:value-type="float">
            <text:p>1673724410365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73724410364" calcext:value-type="float">
            <text:p>1673724410364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73724410364" calcext:value-type="float">
            <text:p>1673724410364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73724410366" calcext:value-type="float">
            <text:p>1673724410366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73724410363" calcext:value-type="float">
            <text:p>1673724410363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73724410585" calcext:value-type="float">
            <text:p>1673724410585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579" calcext:value-type="float">
            <text:p>1673724410579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576" calcext:value-type="float">
            <text:p>1673724410576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570" calcext:value-type="float">
            <text:p>1673724410570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574" calcext:value-type="float">
            <text:p>1673724410574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570" calcext:value-type="float">
            <text:p>1673724410570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561" calcext:value-type="float">
            <text:p>1673724410561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564" calcext:value-type="float">
            <text:p>1673724410564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558" calcext:value-type="float">
            <text:p>1673724410558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553" calcext:value-type="float">
            <text:p>1673724410553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555" calcext:value-type="float">
            <text:p>1673724410555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547" calcext:value-type="float">
            <text:p>1673724410547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549" calcext:value-type="float">
            <text:p>1673724410549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4410543" calcext:value-type="float">
            <text:p>1673724410543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541" calcext:value-type="float">
            <text:p>1673724410541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4410534" calcext:value-type="float">
            <text:p>1673724410534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0537" calcext:value-type="float">
            <text:p>1673724410537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4410531" calcext:value-type="float">
            <text:p>1673724410531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4410525" calcext:value-type="float">
            <text:p>1673724410525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4410528" calcext:value-type="float">
            <text:p>1673724410528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4410522" calcext:value-type="float">
            <text:p>1673724410522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73724410520" calcext:value-type="float">
            <text:p>1673724410520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4410517" calcext:value-type="float">
            <text:p>1673724410517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0514" calcext:value-type="float">
            <text:p>1673724410514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0511" calcext:value-type="float">
            <text:p>16737244105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505" calcext:value-type="float">
            <text:p>1673724410505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505" calcext:value-type="float">
            <text:p>1673724410505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507" calcext:value-type="float">
            <text:p>1673724410507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499" calcext:value-type="float">
            <text:p>1673724410499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500" calcext:value-type="float">
            <text:p>1673724410500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496" calcext:value-type="float">
            <text:p>1673724410496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490" calcext:value-type="float">
            <text:p>1673724410490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73724410487" calcext:value-type="float">
            <text:p>1673724410487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454" calcext:value-type="float">
            <text:p>1673724410454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481" calcext:value-type="float">
            <text:p>1673724410481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483" calcext:value-type="float">
            <text:p>1673724410483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478" calcext:value-type="float">
            <text:p>1673724410478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479" calcext:value-type="float">
            <text:p>1673724410479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448" calcext:value-type="float">
            <text:p>1673724410448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4410446" calcext:value-type="float">
            <text:p>1673724410446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73724410472" calcext:value-type="float">
            <text:p>1673724410472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453" calcext:value-type="float">
            <text:p>1673724410453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0466" calcext:value-type="float">
            <text:p>1673724410466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73724410468" calcext:value-type="float">
            <text:p>1673724410468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465" calcext:value-type="float">
            <text:p>1673724410465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461" calcext:value-type="float">
            <text:p>1673724410461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457" calcext:value-type="float">
            <text:p>1673724410457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430" calcext:value-type="float">
            <text:p>167372441043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73724410442" calcext:value-type="float">
            <text:p>167372441044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673724410441" calcext:value-type="float">
            <text:p>167372441044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73724410435" calcext:value-type="float">
            <text:p>1673724410435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673724411053" calcext:value-type="float">
            <text:p>1673724411053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1051" calcext:value-type="float">
            <text:p>1673724411051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1051" calcext:value-type="float">
            <text:p>1673724411051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433" calcext:value-type="float">
            <text:p>167372441043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73724411035" calcext:value-type="float">
            <text:p>167372441103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420" calcext:value-type="float">
            <text:p>167372441042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4411032" calcext:value-type="float">
            <text:p>167372441103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1038" calcext:value-type="float">
            <text:p>1673724411038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1044" calcext:value-type="float">
            <text:p>167372441104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426" calcext:value-type="float">
            <text:p>1673724410426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4410426" calcext:value-type="float">
            <text:p>1673724410426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4411041" calcext:value-type="float">
            <text:p>167372441104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1024" calcext:value-type="float">
            <text:p>1673724411024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1026" calcext:value-type="float">
            <text:p>1673724411026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1029" calcext:value-type="float">
            <text:p>167372441102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1318" calcext:value-type="float">
            <text:p>1673724411318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869" calcext:value-type="float">
            <text:p>1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4411017" calcext:value-type="float">
            <text:p>1673724411017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1020" calcext:value-type="float">
            <text:p>167372441102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1010" calcext:value-type="float">
            <text:p>167372441101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1011" calcext:value-type="float">
            <text:p>167372441101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73724411014" calcext:value-type="float">
            <text:p>1673724411014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1005" calcext:value-type="float">
            <text:p>167372441100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1002" calcext:value-type="float">
            <text:p>167372441100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996" calcext:value-type="float">
            <text:p>16737244109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999" calcext:value-type="float">
            <text:p>167372441099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994" calcext:value-type="float">
            <text:p>167372441099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990" calcext:value-type="float">
            <text:p>167372441099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989" calcext:value-type="float">
            <text:p>167372441098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73724410984" calcext:value-type="float">
            <text:p>167372441098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978" calcext:value-type="float">
            <text:p>167372441097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73724410981" calcext:value-type="float">
            <text:p>167372441098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975" calcext:value-type="float">
            <text:p>167372441097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972" calcext:value-type="float">
            <text:p>167372441097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970" calcext:value-type="float">
            <text:p>167372441097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966" calcext:value-type="float">
            <text:p>167372441096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964" calcext:value-type="float">
            <text:p>167372441096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960" calcext:value-type="float">
            <text:p>1673724410960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73724410957" calcext:value-type="float">
            <text:p>1673724410957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952" calcext:value-type="float">
            <text:p>1673724410952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954" calcext:value-type="float">
            <text:p>1673724410954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945" calcext:value-type="float">
            <text:p>1673724410945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944" calcext:value-type="float">
            <text:p>1673724410944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948" calcext:value-type="float">
            <text:p>1673724410948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4410940" calcext:value-type="float">
            <text:p>1673724410940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937" calcext:value-type="float">
            <text:p>1673724410937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934" calcext:value-type="float">
            <text:p>1673724410934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930" calcext:value-type="float">
            <text:p>1673724410930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4410927" calcext:value-type="float">
            <text:p>1673724410927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923" calcext:value-type="float">
            <text:p>1673724410923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924" calcext:value-type="float">
            <text:p>1673724410924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917" calcext:value-type="float">
            <text:p>1673724410917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912" calcext:value-type="float">
            <text:p>1673724410912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918" calcext:value-type="float">
            <text:p>1673724410918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909" calcext:value-type="float">
            <text:p>1673724410909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4410906" calcext:value-type="float">
            <text:p>1673724410906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904" calcext:value-type="float">
            <text:p>1673724410904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901" calcext:value-type="float">
            <text:p>1673724410901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73724410896" calcext:value-type="float">
            <text:p>1673724410896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897" calcext:value-type="float">
            <text:p>1673724410897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892" calcext:value-type="float">
            <text:p>1673724410892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885" calcext:value-type="float">
            <text:p>1673724410885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888" calcext:value-type="float">
            <text:p>1673724410888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882" calcext:value-type="float">
            <text:p>1673724410882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878" calcext:value-type="float">
            <text:p>1673724410878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873" calcext:value-type="float">
            <text:p>1673724410873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876" calcext:value-type="float">
            <text:p>1673724410876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870" calcext:value-type="float">
            <text:p>1673724410870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868" calcext:value-type="float">
            <text:p>1673724410868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864" calcext:value-type="float">
            <text:p>1673724410864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861" calcext:value-type="float">
            <text:p>1673724410861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856" calcext:value-type="float">
            <text:p>1673724410856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857" calcext:value-type="float">
            <text:p>1673724410857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4410852" calcext:value-type="float">
            <text:p>1673724410852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0831" calcext:value-type="float">
            <text:p>1673724410831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831" calcext:value-type="float">
            <text:p>1673724410831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846" calcext:value-type="float">
            <text:p>1673724410846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0849" calcext:value-type="float">
            <text:p>1673724410849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4410843" calcext:value-type="float">
            <text:p>1673724410843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822" calcext:value-type="float">
            <text:p>1673724410822</text:p>
          </table:table-cell>
          <table:table-cell office:value-type="float" office:value="2126" calcext:value-type="float">
            <text:p>21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825" calcext:value-type="float">
            <text:p>1673724410825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837" calcext:value-type="float">
            <text:p>1673724410837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840" calcext:value-type="float">
            <text:p>1673724410840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819" calcext:value-type="float">
            <text:p>1673724410819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835" calcext:value-type="float">
            <text:p>1673724410835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816" calcext:value-type="float">
            <text:p>1673724410816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813" calcext:value-type="float">
            <text:p>1673724410813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810" calcext:value-type="float">
            <text:p>1673724410810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807" calcext:value-type="float">
            <text:p>1673724410807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804" calcext:value-type="float">
            <text:p>1673724410804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802" calcext:value-type="float">
            <text:p>1673724410802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95" calcext:value-type="float">
            <text:p>1673724410795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98" calcext:value-type="float">
            <text:p>1673724410798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92" calcext:value-type="float">
            <text:p>1673724410792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789" calcext:value-type="float">
            <text:p>1673724410789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786" calcext:value-type="float">
            <text:p>1673724410786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777" calcext:value-type="float">
            <text:p>1673724410777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80" calcext:value-type="float">
            <text:p>1673724410780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83" calcext:value-type="float">
            <text:p>1673724410783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774" calcext:value-type="float">
            <text:p>1673724410774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768" calcext:value-type="float">
            <text:p>1673724410768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71" calcext:value-type="float">
            <text:p>1673724410771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65" calcext:value-type="float">
            <text:p>1673724410765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61" calcext:value-type="float">
            <text:p>1673724410761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57" calcext:value-type="float">
            <text:p>1673724410757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759" calcext:value-type="float">
            <text:p>1673724410759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753" calcext:value-type="float">
            <text:p>1673724410753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4410750" calcext:value-type="float">
            <text:p>1673724410750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43" calcext:value-type="float">
            <text:p>1673724410743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73724410747" calcext:value-type="float">
            <text:p>1673724410747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741" calcext:value-type="float">
            <text:p>1673724410741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738" calcext:value-type="float">
            <text:p>1673724410738</text:p>
          </table:table-cell>
          <table:table-cell office:value-type="float" office:value="2221" calcext:value-type="float">
            <text:p>22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735" calcext:value-type="float">
            <text:p>1673724410735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33" calcext:value-type="float">
            <text:p>1673724410733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730" calcext:value-type="float">
            <text:p>1673724410730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726" calcext:value-type="float">
            <text:p>1673724410726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723" calcext:value-type="float">
            <text:p>1673724410723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721" calcext:value-type="float">
            <text:p>1673724410721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717" calcext:value-type="float">
            <text:p>1673724410717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712" calcext:value-type="float">
            <text:p>1673724410712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714" calcext:value-type="float">
            <text:p>1673724410714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09" calcext:value-type="float">
            <text:p>1673724410709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688" calcext:value-type="float">
            <text:p>1673724410688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05" calcext:value-type="float">
            <text:p>1673724410705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91" calcext:value-type="float">
            <text:p>1673724410691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700" calcext:value-type="float">
            <text:p>1673724410700</text:p>
          </table:table-cell>
          <table:table-cell office:value-type="float" office:value="2251" calcext:value-type="float">
            <text:p>22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702" calcext:value-type="float">
            <text:p>1673724410702</text:p>
          </table:table-cell>
          <table:table-cell office:value-type="float" office:value="2251" calcext:value-type="float">
            <text:p>22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85" calcext:value-type="float">
            <text:p>1673724410685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697" calcext:value-type="float">
            <text:p>1673724410697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694" calcext:value-type="float">
            <text:p>1673724410694</text:p>
          </table:table-cell>
          <table:table-cell office:value-type="float" office:value="2257" calcext:value-type="float">
            <text:p>225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4410680" calcext:value-type="float">
            <text:p>1673724410680</text:p>
          </table:table-cell>
          <table:table-cell office:value-type="float" office:value="2258" calcext:value-type="float">
            <text:p>22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681" calcext:value-type="float">
            <text:p>1673724410681</text:p>
          </table:table-cell>
          <table:table-cell office:value-type="float" office:value="2258" calcext:value-type="float">
            <text:p>22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673" calcext:value-type="float">
            <text:p>1673724410673</text:p>
          </table:table-cell>
          <table:table-cell office:value-type="float" office:value="2269" calcext:value-type="float">
            <text:p>226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75" calcext:value-type="float">
            <text:p>1673724410675</text:p>
          </table:table-cell>
          <table:table-cell office:value-type="float" office:value="2269" calcext:value-type="float">
            <text:p>226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63" calcext:value-type="float">
            <text:p>1673724410663</text:p>
          </table:table-cell>
          <table:table-cell office:value-type="float" office:value="2271" calcext:value-type="float">
            <text:p>227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670" calcext:value-type="float">
            <text:p>1673724410670</text:p>
          </table:table-cell>
          <table:table-cell office:value-type="float" office:value="2271" calcext:value-type="float">
            <text:p>227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669" calcext:value-type="float">
            <text:p>1673724410669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61" calcext:value-type="float">
            <text:p>1673724410661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56" calcext:value-type="float">
            <text:p>1673724410656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658" calcext:value-type="float">
            <text:p>1673724410658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652" calcext:value-type="float">
            <text:p>1673724410652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4410649" calcext:value-type="float">
            <text:p>1673724410649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0645" calcext:value-type="float">
            <text:p>1673724410645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4410646" calcext:value-type="float">
            <text:p>1673724410646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4410636" calcext:value-type="float">
            <text:p>1673724410636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4410634" calcext:value-type="float">
            <text:p>1673724410634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0639" calcext:value-type="float">
            <text:p>1673724410639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4410615" calcext:value-type="float">
            <text:p>1673724410615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630" calcext:value-type="float">
            <text:p>1673724410630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4410627" calcext:value-type="float">
            <text:p>1673724410627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610" calcext:value-type="float">
            <text:p>1673724410610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625" calcext:value-type="float">
            <text:p>1673724410625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06" calcext:value-type="float">
            <text:p>1673724410606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21" calcext:value-type="float">
            <text:p>1673724410621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603" calcext:value-type="float">
            <text:p>1673724410603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618" calcext:value-type="float">
            <text:p>1673724410618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601" calcext:value-type="float">
            <text:p>1673724410601</text:p>
          </table:table-cell>
          <table:table-cell office:value-type="float" office:value="2316" calcext:value-type="float">
            <text:p>23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4410594" calcext:value-type="float">
            <text:p>1673724410594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4410597" calcext:value-type="float">
            <text:p>1673724410597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592" calcext:value-type="float">
            <text:p>1673724410592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589" calcext:value-type="float">
            <text:p>1673724410589</text:p>
          </table:table-cell>
          <table:table-cell office:value-type="float" office:value="2328" calcext:value-type="float">
            <text:p>23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4410582" calcext:value-type="float">
            <text:p>1673724410582</text:p>
          </table:table-cell>
          <table:table-cell office:value-type="float" office:value="2334" calcext:value-type="float">
            <text:p>23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4410612" calcext:value-type="float">
            <text:p>1673724410612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144" calcext:value-type="float">
            <text:p>414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34.132.27.196/ghost/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</table:table>
      <table:named-expressions/>
      <table:database-ranges>
        <table:database-range table:name="__Anonymous_Sheet_DB__0" table:target-range-address="resultado2.A2:resultado2.Q90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4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14T19:45:52.137679198</dc:date>
    <meta:editing-duration>PT8M13S</meta:editing-duration>
    <meta:editing-cycles>1</meta:editing-cycles>
    <meta:document-statistic meta:table-count="1" meta:cell-count="14117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resultado2.Q1:resultado2.Q180 resultado2.Q277:resultado2.Q347 resultado2.Q349:resultado2.Q349 resultado2.Q351:resultado2.Q351 resultado2.Q360:resultado2.Q361 resultado2.Q363:resultado2.Q363 resultado2.Q389:resultado2.Q389 resultado2.Q399:resultado2.Q400 resultado2.Q413:resultado2.Q413 resultado2.Q421:resultado2.Q421 resultado2.Q428:resultado2.Q428 resultado2.Q436:resultado2.Q436 resultado2.Q441:resultado2.Q445 resultado2.Q449:resultado2.Q450 resultado2.Q457:resultado2.Q457 resultado2.Q460:resultado2.Q460 resultado2.Q468:resultado2.Q483 resultado2.Q485:resultado2.Q496" chart:data-source-has-labels="row" svg:x="0.32cm" svg:y="0.18cm" svg:width="12.746cm" svg:height="8.64cm">
          <chartooo:coordinate-region svg:x="1.127cm" svg:y="0.301cm" svg:width="11.93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ado2.Q2:resultado2.Q180 resultado2.Q277:resultado2.Q347 resultado2.Q349:resultado2.Q349 resultado2.Q351:resultado2.Q351 resultado2.Q360:resultado2.Q361 resultado2.Q363:resultado2.Q363 resultado2.Q389:resultado2.Q389 resultado2.Q399:resultado2.Q400 resultado2.Q413:resultado2.Q413 resultado2.Q421:resultado2.Q421 resultado2.Q428:resultado2.Q428 resultado2.Q436:resultado2.Q436 resultado2.Q441:resultado2.Q445 resultado2.Q449:resultado2.Q450 resultado2.Q457:resultado2.Q457 resultado2.Q460:resultado2.Q460 resultado2.Q468:resultado2.Q483 resultado2.Q485:resultado2.Q496" chart:label-cell-address="resultado2.Q1:resultado2.Q1" chart:class="chart:line">
            <chart:data-point chart:repeated="2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nect</text:p>
                <draw:g>
                  <svg:desc>resultado2.Q1:resultado2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">
                <text:p>134</text:p>
                <draw:g>
                  <svg:desc>resultado2.Q2:resultado2.Q180 resultado2.Q277:resultado2.Q347 resultado2.Q349:resultado2.Q349 resultado2.Q351:resultado2.Q351 resultado2.Q360:resultado2.Q361 resultado2.Q363:resultado2.Q363 resultado2.Q389:resultado2.Q389 resultado2.Q399:resultado2.Q400 resultado2.Q413:resultado2.Q413 resultado2.Q421:resultado2.Q421 resultado2.Q428:resultado2.Q428 resultado2.Q436:resultado2.Q436 resultado2.Q441:resultado2.Q445 resultado2.Q449:resultado2.Q450 resultado2.Q457:resultado2.Q457 resultado2.Q460:resultado2.Q460 resultado2.Q468:resultado2.Q483 resultado2.Q485:resultado2.Q4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32cm" xlink:href=".." xlink:type="simple" chart:class="chart:line" chart:style-name="ch1">
        <chart:legend chart:legend-position="end" svg:x="13.48cm" svg:y="4.217cm" style:legend-expansion="high" chart:style-name="ch2"/>
        <chart:plot-area chart:style-name="ch3" table:cell-range-address="resultado2.B1:resultado2.B1 resultado2.B566:resultado2.B595 resultado2.B631:resultado2.B754 resultado2.B756:resultado2.B901" chart:data-source-has-labels="row" svg:x="0.32cm" svg:y="0.18cm" svg:width="12.84cm" svg:height="8.672cm">
          <chartooo:coordinate-region svg:x="1.312cm" svg:y="0.301cm" svg:width="11.848cm" svg:height="7.5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ado2.B566:resultado2.B595 resultado2.B631:resultado2.B754 resultado2.B756:resultado2.B901" chart:label-cell-address="resultado2.B1:resultado2.B1" chart:class="chart:line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psed</text:p>
                <draw:g>
                  <svg:desc>resultado2.B1:resultado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8">
                <text:p>1478</text:p>
                <draw:g>
                  <svg:desc>resultado2.B566:resultado2.B595 resultado2.B631:resultado2.B754 resultado2.B756:resultado2.B9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92">
                <text:p>26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